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9pt" style:font-size-asian="9pt" style:font-size-complex="9pt"/>
    </style:style>
    <style:style style:name="P2" style:parent-style-name="Standard" style:family="paragraph">
      <style:text-properties fo:font-size="9pt" style:font-size-asian="9pt" style:font-size-complex="9pt"/>
    </style:style>
    <style:style style:name="P3" style:parent-style-name="Standard" style:family="paragraph">
      <style:text-properties fo:font-size="9pt" style:font-size-asian="9pt" style:font-size-complex="9pt"/>
    </style:style>
    <style:style style:name="TableColumn5" style:family="table-column">
      <style:table-column-properties style:column-width="3.1736in" style:use-optimal-column-width="false"/>
    </style:style>
    <style:style style:name="TableColumn6" style:family="table-column">
      <style:table-column-properties style:column-width="3.5138in" style:use-optimal-column-width="false"/>
    </style:style>
    <style:style style:name="Table4" style:family="table">
      <style:table-properties style:width="6.6875in" fo:margin-left="-0.055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" style:parent-style-name="Standard" style:family="paragraph">
      <style:text-properties fo:font-size="9pt" style:font-size-asian="9pt" style:font-size-complex="9pt"/>
    </style:style>
    <style:style style:name="P10" style:parent-style-name="Standard" style:family="paragraph">
      <style:text-properties fo:font-size="9pt" style:font-size-asian="9pt" style:font-size-complex="9pt"/>
    </style:style>
    <style:style style:name="P11" style:parent-style-name="Standard" style:family="paragraph">
      <style:text-properties fo:font-size="9pt" style:font-size-asian="9pt" style:font-size-complex="9pt" style:rfc-language-tag="es-ES_tradnl" fo:language="es"/>
    </style:style>
    <style:style style:name="P12" style:parent-style-name="Standard" style:family="paragraph">
      <style:text-properties fo:font-size="9pt" style:font-size-asian="9pt" style:font-size-complex="9pt"/>
    </style:style>
    <style:style style:name="TableCell13" style:family="table-cell">
      <style:table-cell-properties fo:border="0.0069in solid #000000" style:writing-mode="lr-tb" fo:padding-top="0in" fo:padding-left="0.0486in" fo:padding-bottom="0in" fo:padding-right="0.0486in"/>
    </style:style>
    <style:style style:name="T14" style:parent-style-name="Fuentedepárrafopredeter." style:family="text">
      <style:text-properties fo:font-size="9pt" style:font-size-asian="9pt" style:font-size-complex="9pt"/>
    </style:style>
    <style:style style:name="T15" style:parent-style-name="Fuentedepárrafopredeter." style:family="text">
      <style:text-properties style:font-name="Arial" style:font-name-complex="Arial" fo:font-weight="bold" style:font-weight-asian="bold" style:font-weight-complex="bold" fo:color="#00796B"/>
    </style:style>
    <style:style style:name="P16" style:parent-style-name="Standard" style:family="paragraph">
      <style:text-properties fo:font-size="9pt" style:font-size-asian="9pt" style:font-size-complex="9pt"/>
    </style:style>
    <style:style style:name="P17" style:parent-style-name="Standard" style:family="paragraph">
      <style:text-properties fo:font-size="9pt" style:font-size-asian="9pt" style:font-size-complex="9pt"/>
    </style:style>
    <style:style style:name="T18" style:parent-style-name="Fuentedepárrafopredeter." style:family="text">
      <style:text-properties fo:font-size="9pt" style:font-size-asian="9pt" style:font-size-complex="9pt"/>
    </style:style>
    <style:style style:name="T19" style:parent-style-name="Fuentedepárrafopredeter." style:family="text">
      <style:text-properties style:font-name="Arial" style:font-name-complex="Arial" fo:color="#000000"/>
    </style:style>
    <style:style style:name="T20" style:parent-style-name="Fuentedepárrafopredeter." style:family="text">
      <style:text-properties fo:font-size="9pt" style:font-size-asian="9pt" style:font-size-complex="9pt"/>
    </style:style>
    <style:style style:name="T21" style:parent-style-name="Fuentedepárrafopredeter." style:family="text">
      <style:text-properties fo:font-size="9pt" style:font-size-asian="9pt" style:font-size-complex="9pt"/>
    </style:style>
    <style:style style:name="T22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23" style:parent-style-name="Fuentedepárrafopredeter." style:family="text">
      <style:text-properties fo:font-size="9pt" style:font-size-asian="9pt" style:font-size-complex="9pt"/>
    </style:style>
    <style:style style:name="T2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25" style:parent-style-name="Standard" style:family="paragraph">
      <style:paragraph-properties fo:text-align="justify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26" style:parent-style-name="Standard" style:family="paragraph">
      <style:paragraph-properties fo:text-align="justify"/>
    </style:style>
    <style:style style:name="T2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28" style:parent-style-name="Fuentedepárrafopredeter." style:family="text">
      <style:text-properties fo:font-weight="bold" style:font-weight-asian="bold" style:font-weight-complex="bold" fo:font-size="8pt" style:font-size-asian="8pt" style:font-size-complex="8pt" style:rfc-language-tag="es-ES_tradnl" fo:language="es"/>
    </style:style>
    <style:style style:name="P2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0" style:parent-style-name="Standard" style:family="paragraph">
      <style:paragraph-properties fo:text-align="justify"/>
    </style:style>
    <style:style style:name="T3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3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3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3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1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4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4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4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4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46" style:parent-style-name="Standard" style:family="paragraph">
      <style:paragraph-properties fo:text-align="justify"/>
    </style:style>
    <style:style style:name="T4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8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53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5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55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56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57" style:parent-style-name="Standard" style:family="paragraph">
      <style:paragraph-properties fo:text-align="justify"/>
    </style:style>
    <style:style style:name="T5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9" style:parent-style-name="Fuentedepárrafopredeter." style:family="text">
      <style:text-properties style:font-weight-complex="bold" fo:font-size="9pt" style:font-size-asian="9pt" style:font-size-complex="9pt" style:rfc-language-tag="es-ES_tradnl" fo:language="es"/>
    </style:style>
    <style:style style:name="T60" style:parent-style-name="Fuentedepárrafopredeter." style:family="text">
      <style:text-properties style:font-weight-complex="bold" fo:font-size="9pt" style:font-size-asian="9pt" style:font-size-complex="9pt" style:rfc-language-tag="es-ES_tradnl" fo:language="es"/>
    </style:style>
    <style:style style:name="P61" style:parent-style-name="Standard" style:family="paragraph">
      <style:paragraph-properties fo:text-align="justify"/>
    </style:style>
    <style:style style:name="T6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65" style:parent-style-name="Standard" style:family="paragraph">
      <style:paragraph-properties fo:text-align="justify"/>
    </style:style>
    <style:style style:name="T6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6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72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7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7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75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76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77" style:parent-style-name="Fuentedepárrafopredeter." style:family="text">
      <style:text-properties fo:font-size="9pt" style:font-size-asian="9pt" style:font-size-complex="9pt"/>
    </style:style>
    <style:style style:name="TableColumn79" style:family="table-column">
      <style:table-column-properties style:column-width="5.743in" style:use-optimal-column-width="false"/>
    </style:style>
    <style:style style:name="TableColumn80" style:family="table-column">
      <style:table-column-properties style:column-width="0.9444in" style:use-optimal-column-width="false"/>
    </style:style>
    <style:style style:name="Table78" style:family="table">
      <style:table-properties style:width="6.6875in" fo:margin-left="-0.0555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83" style:parent-style-name="Fuentedepárrafopredeter." style:family="text">
      <style:text-properties fo:font-size="9pt" style:font-size-asian="9pt" style:font-size-complex="9pt"/>
    </style:style>
    <style:style style:name="T8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85" style:parent-style-name="Fuentedepárrafopredeter." style:family="text">
      <style:text-properties fo:font-size="9pt" style:font-size-asian="9pt" style:font-size-complex="9pt"/>
    </style:style>
    <style:style style:name="T86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87" style:parent-style-name="Fuentedepárrafopredeter." style:family="text">
      <style:text-properties fo:font-size="9pt" style:font-size-asian="9pt" style:font-size-complex="9pt"/>
    </style:style>
    <style:style style:name="P88" style:parent-style-name="Standard" style:family="paragraph">
      <style:text-properties fo:font-size="9pt" style:font-size-asian="9pt" style:font-size-complex="9pt"/>
    </style:style>
    <style:style style:name="P89" style:parent-style-name="Standard" style:family="paragraph">
      <style:text-properties fo:font-size="9pt" style:font-size-asian="9pt" style:font-size-complex="9pt"/>
    </style:style>
    <style:style style:name="T90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9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92" style:parent-style-name="Fuentedepárrafopredeter." style:family="text">
      <style:text-properties fo:font-size="9pt" style:font-size-asian="9pt" style:font-size-complex="9pt"/>
    </style:style>
    <style:style style:name="T9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9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95" style:parent-style-name="Fuentedepárrafopredeter." style:family="text">
      <style:text-properties fo:font-size="9pt" style:font-size-asian="9pt" style:font-size-complex="9pt"/>
    </style:style>
    <style:style style:name="P96" style:parent-style-name="Standard" style:family="paragraph">
      <style:text-properties fo:font-size="9pt" style:font-size-asian="9pt" style:font-size-complex="9pt"/>
    </style:style>
    <style:style style:name="T97" style:parent-style-name="Fuentedepárrafopredeter." style:family="text">
      <style:text-properties fo:font-size="9pt" style:font-size-asian="9pt" style:font-size-complex="9pt"/>
    </style:style>
    <style:style style:name="T98" style:parent-style-name="Fuentedepárrafopredeter." style:family="text">
      <style:text-properties fo:font-size="9pt" style:font-size-asian="9pt" style:font-size-complex="9pt"/>
    </style:style>
    <style:style style:name="T99" style:parent-style-name="Fuentedepárrafopredeter." style:family="text">
      <style:text-properties fo:font-size="9pt" style:font-size-asian="9pt" style:font-size-complex="9pt"/>
    </style:style>
    <style:style style:name="T100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01" style:parent-style-name="Standard" style:family="paragraph">
      <style:text-properties fo:font-weight="bold" style:font-weight-asian="bold" fo:font-size="9pt" style:font-size-asian="9pt" style:font-size-complex="9pt"/>
    </style:style>
    <style:style style:name="P102" style:parent-style-name="Standard" style:family="paragraph">
      <style:text-properties fo:font-size="9pt" style:font-size-asian="9pt" style:font-size-complex="9pt"/>
    </style:style>
    <style:style style:name="T10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04" style:parent-style-name="Standard" style:family="paragraph">
      <style:text-properties fo:font-size="9pt" style:font-size-asian="9pt" style:font-size-complex="9pt"/>
    </style:style>
    <style:style style:name="P105" style:parent-style-name="Standard" style:family="paragraph">
      <style:text-properties fo:font-size="9pt" style:font-size-asian="9pt" style:font-size-complex="9pt"/>
    </style:style>
    <style:style style:name="P106" style:parent-style-name="Standard" style:family="paragraph">
      <style:text-properties fo:font-size="9pt" style:font-size-asian="9pt" style:font-size-complex="9pt"/>
    </style:style>
    <style:style style:name="P107" style:parent-style-name="Standard" style:family="paragraph">
      <style:text-properties fo:font-size="9pt" style:font-size-asian="9pt" style:font-size-complex="9pt"/>
    </style:style>
    <style:style style:name="P108" style:parent-style-name="Standard" style:family="paragraph">
      <style:text-properties fo:font-size="9pt" style:font-size-asian="9pt" style:font-size-complex="9pt"/>
    </style:style>
    <style:style style:name="P109" style:parent-style-name="Standard" style:family="paragraph">
      <style:text-properties fo:font-size="9pt" style:font-size-asian="9pt" style:font-size-complex="9pt"/>
    </style:style>
    <style:style style:name="T110" style:parent-style-name="Fuentedepárrafopredeter." style:family="text">
      <style:text-properties fo:font-size="9pt" style:font-size-asian="9pt" style:font-size-complex="9pt"/>
    </style:style>
    <style:style style:name="T111" style:parent-style-name="Fuentedepárrafopredeter." style:family="text">
      <style:text-properties fo:font-size="9pt" style:font-size-asian="9pt" style:font-size-complex="9pt"/>
    </style:style>
    <style:style style:name="T112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13" style:parent-style-name="Fuentedepárrafopredeter." style:family="text">
      <style:text-properties fo:font-size="9pt" style:font-size-asian="9pt" style:font-size-complex="9pt"/>
    </style:style>
    <style:style style:name="T114" style:parent-style-name="Fuentedepárrafopredeter." style:family="text">
      <style:text-properties fo:font-size="9pt" style:font-size-asian="9pt" style:font-size-complex="9pt"/>
    </style:style>
    <style:style style:name="T115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16" style:parent-style-name="Standard" style:family="paragraph">
      <style:text-properties fo:font-size="9pt" style:font-size-asian="9pt" style:font-size-complex="9pt"/>
    </style:style>
    <style:style style:name="P117" style:parent-style-name="Standard" style:family="paragraph">
      <style:text-properties fo:font-size="9pt" style:font-size-asian="9pt" style:font-size-complex="9pt"/>
    </style:style>
    <style:style style:name="P118" style:parent-style-name="Standard" style:family="paragraph">
      <style:text-properties fo:font-size="9pt" style:font-size-asian="9pt" style:font-size-complex="9pt"/>
    </style:style>
    <style:style style:name="T119" style:parent-style-name="Fuentedepárrafopredeter." style:family="text">
      <style:text-properties fo:font-size="9pt" style:font-size-asian="9pt" style:font-size-complex="9pt"/>
    </style:style>
    <style:style style:name="T12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2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22" style:parent-style-name="Fuentedepárrafopredeter." style:family="text">
      <style:text-properties fo:font-size="9pt" style:font-size-asian="9pt" style:font-size-complex="9pt"/>
    </style:style>
    <style:style style:name="T12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124" style:parent-style-name="Standard" style:family="paragraph">
      <style:text-properties fo:font-size="9pt" style:font-size-asian="9pt" style:font-size-complex="9pt"/>
    </style:style>
    <style:style style:name="P125" style:parent-style-name="Standard" style:family="paragraph">
      <style:text-properties fo:font-size="9pt" style:font-size-asian="9pt" style:font-size-complex="9pt"/>
    </style:style>
    <style:style style:name="P126" style:parent-style-name="Standard" style:family="paragraph">
      <style:text-properties fo:font-size="9pt" style:font-size-asian="9pt" style:font-size-complex="9pt"/>
    </style:style>
    <style:style style:name="T127" style:parent-style-name="Fuentedepárrafopredeter." style:family="text">
      <style:text-properties fo:font-size="9pt" style:font-size-asian="9pt" style:font-size-complex="9pt"/>
    </style:style>
    <style:style style:name="T128" style:parent-style-name="Fuentedepárrafopredeter.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129" style:parent-style-name="Fuentedepárrafopredeter." style:family="text">
      <style:text-properties fo:color="#000000" fo:font-size="9pt" style:font-size-asian="9pt" style:font-size-complex="9pt"/>
    </style:style>
    <style:style style:name="P130" style:parent-style-name="Standard" style:family="paragraph">
      <style:text-properties fo:font-size="9pt" style:font-size-asian="9pt" style:font-size-complex="9pt"/>
    </style:style>
    <style:style style:name="P131" style:parent-style-name="Standard" style:family="paragraph">
      <style:text-properties fo:font-size="9pt" style:font-size-asian="9pt" style:font-size-complex="9pt"/>
    </style:style>
    <style:style style:name="P132" style:parent-style-name="Standard" style:family="paragraph">
      <style:text-properties fo:font-size="9pt" style:font-size-asian="9pt" style:font-size-complex="9pt"/>
    </style:style>
    <style:style style:name="P133" style:parent-style-name="Standard" style:family="paragraph">
      <style:text-properties fo:font-size="9pt" style:font-size-asian="9pt" style:font-size-complex="9pt" style:rfc-language-tag="es-ES_tradnl" fo:language="es"/>
    </style:style>
    <style:style style:name="P134" style:parent-style-name="Standard" style:family="paragraph">
      <style:text-properties fo:font-size="9pt" style:font-size-asian="9pt" style:font-size-complex="9pt" style:rfc-language-tag="es-ES_tradnl" fo:language="es"/>
    </style:style>
    <style:style style:name="T13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36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13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38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39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140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141" style:parent-style-name="Standard" style:family="paragraph">
      <style:text-properties fo:font-size="9pt" style:font-size-asian="9pt" style:font-size-complex="9pt" style:rfc-language-tag="es-ES_tradnl" fo:language="es"/>
    </style:style>
    <style:style style:name="P142" style:parent-style-name="Standard" style:family="paragraph">
      <style:text-properties fo:font-size="9pt" style:font-size-asian="9pt" style:font-size-complex="9pt" style:rfc-language-tag="es-ES_tradnl" fo:language="es"/>
    </style:style>
    <style:style style:name="P143" style:parent-style-name="Standard" style:family="paragraph">
      <style:text-properties fo:font-size="9pt" style:font-size-asian="9pt" style:font-size-complex="9pt" style:rfc-language-tag="es-ES_tradnl" fo:language="es"/>
    </style:style>
    <style:style style:name="P144" style:parent-style-name="Standard" style:family="paragraph">
      <style:text-properties fo:font-size="9pt" style:font-size-asian="9pt" style:font-size-complex="9pt" style:rfc-language-tag="es-ES_tradnl" fo:language="es"/>
    </style:style>
    <style:style style:name="P145" style:parent-style-name="Standard" style:family="paragraph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 style:language-complex="ar" style:country-complex="SA"/>
    </style:style>
    <style:style style:name="TableCell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" style:parent-style-name="Standard" style:family="paragraph">
      <style:text-properties fo:font-size="9pt" style:font-size-asian="9pt" style:font-size-complex="9pt"/>
    </style:style>
    <style:style style:name="P148" style:parent-style-name="Standard" style:family="paragraph">
      <style:text-properties fo:font-size="9pt" style:font-size-asian="9pt" style:font-size-complex="9pt"/>
    </style:style>
    <style:style style:name="P149" style:parent-style-name="Standard" style:family="paragraph">
      <style:text-properties fo:font-size="9pt" style:font-size-asian="9pt" style:font-size-complex="9pt"/>
    </style:style>
    <style:style style:name="P150" style:parent-style-name="Standard" style:family="paragraph">
      <style:text-properties fo:font-size="9pt" style:font-size-asian="9pt" style:font-size-complex="9pt"/>
    </style:style>
    <style:style style:name="P151" style:parent-style-name="Standard" style:family="paragraph">
      <style:text-properties fo:font-size="9pt" style:font-size-asian="9pt" style:font-size-complex="9pt"/>
    </style:style>
    <style:style style:name="P152" style:parent-style-name="Standard" style:family="paragraph">
      <style:text-properties fo:font-size="9pt" style:font-size-asian="9pt" style:font-size-complex="9pt"/>
    </style:style>
    <style:style style:name="P153" style:parent-style-name="Standard" style:family="paragraph">
      <style:text-properties fo:font-size="9pt" style:font-size-asian="9pt" style:font-size-complex="9pt"/>
    </style:style>
    <style:style style:name="P154" style:parent-style-name="Standard" style:family="paragraph">
      <style:text-properties fo:font-size="9pt" style:font-size-asian="9pt" style:font-size-complex="9pt"/>
    </style:style>
    <style:style style:name="P155" style:parent-style-name="Standard" style:family="paragraph">
      <style:text-properties fo:font-size="9pt" style:font-size-asian="9pt" style:font-size-complex="9pt"/>
    </style:style>
    <style:style style:name="P156" style:parent-style-name="Standard" style:family="paragraph">
      <style:text-properties fo:font-size="9pt" style:font-size-asian="9pt" style:font-size-complex="9pt"/>
    </style:style>
    <style:style style:name="P157" style:parent-style-name="Standard" style:family="paragraph">
      <style:text-properties fo:font-size="9pt" style:font-size-asian="9pt" style:font-size-complex="9pt"/>
    </style:style>
    <style:style style:name="P158" style:parent-style-name="Standard" style:family="paragraph">
      <style:text-properties fo:font-size="9pt" style:font-size-asian="9pt" style:font-size-complex="9pt"/>
    </style:style>
    <style:style style:name="P159" style:parent-style-name="Standard" style:family="paragraph">
      <style:text-properties fo:font-size="9pt" style:font-size-asian="9pt" style:font-size-complex="9pt"/>
    </style:style>
    <style:style style:name="P160" style:parent-style-name="Standard" style:family="paragraph">
      <style:text-properties fo:font-size="9pt" style:font-size-asian="9pt" style:font-size-complex="9pt"/>
    </style:style>
    <style:style style:name="P161" style:parent-style-name="Standard" style:family="paragraph">
      <style:text-properties fo:font-size="9pt" style:font-size-asian="9pt" style:font-size-complex="9pt"/>
    </style:style>
    <style:style style:name="P162" style:parent-style-name="Standard" style:family="paragraph">
      <style:text-properties fo:font-size="9pt" style:font-size-asian="9pt" style:font-size-complex="9pt"/>
    </style:style>
    <style:style style:name="P163" style:parent-style-name="Standard" style:family="paragraph">
      <style:text-properties fo:font-size="9pt" style:font-size-asian="9pt" style:font-size-complex="9pt"/>
    </style:style>
    <style:style style:name="P164" style:parent-style-name="Standard" style:family="paragraph">
      <style:text-properties fo:font-weight="bold" style:font-weight-asian="bold" fo:font-size="9pt" style:font-size-asian="9pt" style:font-size-complex="9pt"/>
    </style:style>
    <style:style style:name="P165" style:parent-style-name="Standard" style:family="paragraph">
      <style:text-properties fo:font-weight="bold" style:font-weight-asian="bold" fo:font-size="9pt" style:font-size-asian="9pt" style:font-size-complex="9pt"/>
    </style:style>
    <style:style style:name="P166" style:parent-style-name="Standard" style:family="paragraph">
      <style:text-properties fo:font-weight="bold" style:font-weight-asian="bold" fo:font-size="9pt" style:font-size-asian="9pt" style:font-size-complex="9pt"/>
    </style:style>
    <style:style style:name="P167" style:parent-style-name="Standard" style:family="paragraph">
      <style:text-properties fo:font-weight="bold" style:font-weight-asian="bold" fo:font-size="9pt" style:font-size-asian="9pt" style:font-size-complex="9pt"/>
    </style:style>
    <style:style style:name="P168" style:parent-style-name="Standard" style:family="paragraph">
      <style:text-properties fo:font-size="9pt" style:font-size-asian="9pt" style:font-size-complex="9pt"/>
    </style:style>
    <style:style style:name="P169" style:parent-style-name="Standard" style:family="paragraph">
      <style:text-properties fo:font-size="9pt" style:font-size-asian="9pt" style:font-size-complex="9pt"/>
    </style:style>
    <style:style style:name="P170" style:parent-style-name="Standard" style:family="paragraph">
      <style:text-properties fo:font-size="9pt" style:font-size-asian="9pt" style:font-size-complex="9pt"/>
    </style:style>
    <style:style style:name="P171" style:parent-style-name="Standard" style:family="paragraph">
      <style:text-properties fo:font-size="9pt" style:font-size-asian="9pt" style:font-size-complex="9pt"/>
    </style:style>
    <style:style style:name="P172" style:parent-style-name="Standard" style:family="paragraph">
      <style:text-properties fo:font-size="9pt" style:font-size-asian="9pt" style:font-size-complex="9pt"/>
    </style:style>
    <style:style style:name="P173" style:parent-style-name="Standard" style:family="paragraph">
      <style:text-properties fo:font-size="9pt" style:font-size-asian="9pt" style:font-size-complex="9pt"/>
    </style:style>
    <style:style style:name="P174" style:parent-style-name="Standard" style:family="paragraph">
      <style:text-properties fo:font-size="9pt" style:font-size-asian="9pt" style:font-size-complex="9pt"/>
    </style:style>
    <style:style style:name="P175" style:parent-style-name="Standard" style:family="paragraph">
      <style:text-properties fo:font-size="9pt" style:font-size-asian="9pt" style:font-size-complex="9pt"/>
    </style:style>
    <style:style style:name="P176" style:parent-style-name="Standard" style:family="paragraph">
      <style:text-properties fo:font-size="9pt" style:font-size-asian="9pt" style:font-size-complex="9pt"/>
    </style:style>
    <style:style style:name="P177" style:parent-style-name="Standard" style:family="paragraph">
      <style:text-properties fo:font-size="9pt" style:font-size-asian="9pt" style:font-size-complex="9pt"/>
    </style:style>
    <style:style style:name="P178" style:parent-style-name="Standard" style:family="paragraph">
      <style:text-properties fo:font-size="9pt" style:font-size-asian="9pt" style:font-size-complex="9pt"/>
    </style:style>
    <style:style style:name="P179" style:parent-style-name="Standard" style:family="paragraph">
      <style:text-properties fo:font-size="9pt" style:font-size-asian="9pt" style:font-size-complex="9pt"/>
    </style:style>
    <style:style style:name="P180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83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84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185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family="graphic" style:name="a0" style:parent-style-name="Graphics">
      <style:graphic-properties fo:wrap-option="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mpresa:</text:p>
            <text:p text:style-name="P10">Domicilio:</text:p>
            <text:p text:style-name="P11">C.I.F.:</text:p>
            <text:p text:style-name="P12">Cód. Cta. Cotización Seg. Soc.:</text:p>
          </table:table-cell>
          <table:table-cell table:style-name="TableCell13">
            <text:p text:style-name="Standard"><text:span text:style-name="T14">Trabajador:<text:s/></text:span><text:span text:style-name="T15">Martina Castro Rodríguez</text:span></text:p>
            <text:p text:style-name="P16">N.I.F.: <text:s text:c="40"/></text:p>
            <text:p text:style-name="P17">Nº de afiliación a la Seg. Soc.:</text:p>
            <text:p text:style-name="Standard"><text:span text:style-name="T18"><text:s/>Grupo profesional:<text:s/></text:span><text:span text:style-name="T19">Diseño de páginas Web</text:span></text:p>
            <text:p text:style-name="Standard"><text:span text:style-name="T20">Grupo de<text:s/></text:span><text:span text:style-name="T21">cotización: <text:s text:c="8"/></text:span><text:span text:style-name="T22">2</text:span><text:span text:style-name="T23"><text:s text:c="11"/>Antigüedad:</text:span></text:p>
          </table:table-cell>
        </table:table-row>
      </table:table>
      <text:p text:style-name="Standard"><text:span text:style-name="T24"><draw:frame draw:z-index="251658240" draw:id="id0" draw:style-name="a0" draw:name="Marco1" text:anchor-type="paragraph" svg:x="-0.11409in" svg:y="6.31372in" svg:width="6.93125in" svg:height="2.46875in" style:rel-width="scale" style:rel-height="scale"><draw:text-box><text:p text:style-name="P25">Determinación de las bases de cotización a la Seguridad Social y conceptos de recaudación conjunta y de la base sujeta a I.R.P.F. y aportación de la empresa:</text:p><text:p text:style-name="P26"><text:span text:style-name="T27"><text:s text:c="101"/>BASE <text:s text:c="14"/>TIPO <text:s text:c="16"/></text:span><text:span text:style-name="T28">APORTACIÓN DE LA EMPRESA</text:span></text:p><text:p text:style-name="P29">1. Base de cotización por contingencias comunes:</text:p><text:p text:style-name="P30"><text:span text:style-name="T31"><text:s text:c="5"/>Remuneración mensual: <text:s text:c="2"/></text:span><text:span text:style-name="T32">1800+420+350=</text:span><text:span text:style-name="T33">2640</text:span><text:span text:style-name="T34"><text:s text:c="25"/></text:span></text:p><text:p text:style-name="P35"><text:span text:style-name="T36"><text:s text:c="5"/>Prorrata pagas extraordinarias: 3*(1,800+420+350+70)/12=</text:span><text:span text:style-name="T37">660</text:span><text:span text:style-name="T38"><text:s text:c="20"/></text:span></text:p><text:p text:style-name="P39"><text:span text:style-name="T40"><text:s text:c="55"/>TOTAL</text:span><text:span text:style-name="T41">:....3300.......... <text:s text:c="28"/></text:span><text:span text:style-name="T42"><text:s text:c="3"/></text:span><text:span text:style-name="T43"><text:s/>23,60 <text:s text:c="13"/></text:span><text:span text:style-name="T44"><text:s text:c="10"/>778,80 <text:s text:c="4"/></text:span><text:span text:style-name="T45"><text:s text:c="15"/></text:span></text:p><text:p text:style-name="P46"><text:span text:style-name="T47"><text:s/>2.- Base de cotización por contingencias <text:s/>….(3300+54)=</text:span><text:span text:style-name="T48">3354</text:span><text:span text:style-name="T49"><text:s text:c="16"/></text:span></text:p><text:p text:style-name="P50"><text:span text:style-name="T51"><text:s text:c="8"/>Profesionales( AT Y EP) y conceptos</text:span><text:span text:style-name="T52">………… <text:s text:c="13"/></text:span></text:p><text:p text:style-name="P53"><text:s text:c="8"/>de recaudación <text:s/>conjunta <text:s text:c="14"/>AT <text:s/>y EP <text:s text:c="3"/>……………………………. <text:s text:c="2"/>1<text:tab/><text:tab/>33,54<text:tab/><text:s text:c="23"/></text:p><text:p text:style-name="P54"><text:s text:c="63"/>Desempleo <text:s text:c="2"/>…………………………… 5,50 <text:s text:c="21"/>184,47 <text:s/></text:p><text:p text:style-name="P55"><text:s text:c="62"/>Formación Profesional <text:s/>…………………0,60 <text:s text:c="11"/><text:s text:c="12"/>20,12</text:p><text:p text:style-name="P56"><text:s text:c="62"/>Fondo Garantía <text:s/>Salarial <text:s text:c="2"/>………………0,20 <text:s text:c="25"/>6,71</text:p><text:p text:style-name="P57"><text:span text:style-name="T58">3.- Base de cotización horas extraordinarias</text:span><text:span text:style-name="T59">:............. 54<text:s/></text:span><text:span text:style-name="T60"><text:s text:c="36"/>23,60 <text:s text:c="23"/>12,74</text:span></text:p><text:p text:style-name="P61"><text:span text:style-name="T62"><text:s text:c="2"/>4. -</text:span><text:span text:style-name="T63">Base de cotización horas extras por fuerza mayor:…………..</text:span><text:span text:style-name="T64"><text:s text:c="5"/></text:span></text:p><text:p text:style-name="P65"><text:span text:style-name="T66">5.- <text:s/>Base sujeta a retención del I.R.P.F.:....</text:span><text:span text:style-name="T67">2694</text:span><text:span text:style-name="T68">.................. <text:s text:c="2"/></text:span><text:span text:style-name="T69"><text:s text:c="47"/></text:span><text:span text:style-name="T70"><text:s text:c="12"/></text:span><text:span text:style-name="T71">TOTAL <text:s/>……</text:span><text:span text:style-name="T72">1,036,38</text:span><text:span text:style-name="T73"><text:s/></text:span></text:p><text:p text:style-name="P74"><text:s text:c="29"/></text:p><text:p text:style-name="P75"/><text:p text:style-name="P76"/></draw:text-box><svg:title/><svg:desc/></draw:frame></text:span><text:span text:style-name="T77">Periodo de Liquidación: del <text:s/>01 de Septiembre al 30 de Septiembre del <text:s text:c="3"/>2019 <text:s text:c="48"/>Total días: 30</text:span>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Standard"><text:span text:style-name="T83">I</text:span><text:span text:style-name="T84">. DEVENGOS</text:span><text:span text:style-name="T85">: <text:s text:c="9"/></text:span></text:p>
            <text:p text:style-name="Standard"><text:span text:style-name="T86">Percepciones Salariales</text:span><text:span text:style-name="T87">:</text:span></text:p>
            <text:p text:style-name="P88">Salario Base <text:s text:c="3"/>……………………………..… <text:s text:c="9"/>1,800 € <text:s text:c="158"/></text:p>
            <text:p text:style-name="P89">Complementos Salariales</text:p>
            <text:p text:style-name="Standard"><text:span text:style-name="T90"><text:s text:c="25"/></text:span><text:span text:style-name="T91"><text:s text:c="6"/>Plus de responsabilidad……… <text:s/>350 € <text:s text:c="77"/></text:span><text:span text:style-name="T92"><text:s text:c="114"/></text:span></text:p>
            <text:p text:style-name="Standard"><text:span text:style-name="T93"><text:s text:c="24"/></text:span><text:span text:style-name="T94"><text:s text:c="7"/>Antigüedad<text:s/></text:span><text:span text:style-name="T95"><text:s/>…………………… 420 € <text:s text:c="70"/></text:span></text:p>
            <text:p text:style-name="P96">Horas extraordinarias................................................... .54 € <text:s text:c="57"/></text:p>
            <text:p text:style-name="Standard"><text:span text:style-name="T97">Salario en esp</text:span><text:span text:style-name="T98">ecie</text:span></text:p>
            <text:p text:style-name="Standard"><text:span text:style-name="T99">Gratificaciones Extraordinarias</text:span><text:span text:style-name="T100">:</text:span></text:p>
            <text:p text:style-name="P101">Percepciones No Salariales</text:p>
            <text:p text:style-name="P102">Indemnizaciones o suplidos</text:p>
            <text:p text:style-name="Standard"><text:span text:style-name="T103">Plus de transporte: <text:s text:c="3"/>………………………………..70.00 €</text:span></text:p>
            <text:p text:style-name="P104">Prestaciones o indemnizaciones</text:p>
            <text:p text:style-name="P105">de la Seguridad Social....................... <text:s text:c="20"/>_____________________</text:p>
            <text:p text:style-name="P106">Indemnizaciones por traslado,</text:p>
            <text:p text:style-name="P107">suspensiones o despidos.................. <text:s text:c="22"/>_____________________</text:p>
            <text:p text:style-name="P108">Otras percepciones no salariales</text:p>
            <text:p text:style-name="P109">______________________................... <text:s text:c="18"/>_____________________</text:p>
            <text:p text:style-name="Standard"><text:span text:style-name="T110"><text:s text:c="25"/></text:span><text:span text:style-name="T111"><text:s text:c="3"/>A.<text:s/></text:span><text:span text:style-name="T112">TOTAL DEVENGADO</text:span><text:span text:style-name="T113">:.............................................................</text:span></text:p>
            <text:p text:style-name="Standard"><text:span text:style-name="T114">II.<text:s/></text:span><text:span text:style-name="T115">DEDUCCIONES:</text:span></text:p>
            <text:p text:style-name="P116">1.Aportación del trabajador a las cotizaciones de la Seguridad Social y conceptos de recaudación conjunta.</text:p>
            <text:p text:style-name="P117"><text:s text:c="72"/>%</text:p>
            <text:p text:style-name="P118"><text:s text:c="8"/>Contingencias comunes........................4,70 <text:s text:c="6"/>3300 <text:s text:c="27"/>155,10</text:p>
            <text:p text:style-name="Standard"><text:span text:style-name="T119"><text:s text:c="8"/>Desempleo............................................1,55 <text:s text:c="7"/></text:span><text:span text:style-name="T120">3354 <text:s/></text:span><text:span text:style-name="T121"><text:s text:c="28"/>51,98</text:span></text:p>
            <text:p text:style-name="Standard"><text:span text:style-name="T122"><text:s text:c="8"/>Formación Profesional..........................0,10 <text:s text:c="6"/></text:span><text:span text:style-name="T123">3354 <text:s text:c="32"/>3,35</text:span></text:p>
            <text:p text:style-name="P124"><text:s text:c="8"/>Horas Extraordinarias</text:p>
            <text:p text:style-name="P125"><text:s text:c="11"/>Fuerza Mayor <text:s/>……………..…….... <text:s/>2,00</text:p>
            <text:p text:style-name="P126"><text:s text:c="10"/>Resto horas extraordinarias..................4,70 <text:s text:c="7"/>54,00 <text:s text:c="29"/>2,54</text:p>
            <text:p text:style-name="Standard"><text:span text:style-name="T127"><text:s text:c="9"/>TOTAL APORTACIONES</text:span><text:span text:style-name="T128">..................................................... <text:s text:c="15"/>212,97</text:span><text:span text:style-name="T129"><text:s text:c="26"/></text:span></text:p>
            <text:p text:style-name="P130">2. <text:s text:c="5"/>I.R.P.F..................................................19 <text:s text:c="11"/>2694 <text:s text:c="27"/>511,86<text:s/></text:p>
            <text:p text:style-name="P131">3. <text:s text:c="5"/>Anticipos………………………………...............</text:p>
            <text:p text:style-name="P132">4. <text:s text:c="4"/>Valor de los productos recibidos en</text:p>
            <text:p text:style-name="P133"><text:s text:c="10"/>Especie + ingreso a cuenta IRPF</text:p>
            <text:p text:style-name="P134">5. <text:s text:c="5"/>Otras<text:s/>deducciones..............................................._____________________</text:p>
            <text:p text:style-name="Standard"><text:span text:style-name="T135"><text:s text:c="17"/>B. TOTAL A DEDUCIR:..................................................</text:span><text:span text:style-name="T136"><text:s text:c="5"/>724,83</text:span></text:p>
            <text:p text:style-name="Standard"><text:span text:style-name="T137"><text:s text:c="15"/>LIQUIDO <text:s/>TOTAL A PERCIBIR (A-B)................................</text:span><text:span text:style-name="T138">...........................</text:span><text:span text:style-name="T139"><text:s text:c="11"/></text:span></text:p>
            <text:p text:style-name="P140"/>
            <text:p text:style-name="P141"><text:s text:c="69"/>En...............................a.......de..............de 20...</text:p>
            <text:p text:style-name="P142">Firma y sello de la Empresa: <text:s text:c="46"/>Recibí: <text:s text:c="7"/></text:p>
            <text:p text:style-name="P143"/>
            <text:p text:style-name="P144"/>
            <text:p text:style-name="P145"/>
          </table:table-cell>
          <table:table-cell table:style-name="TableCell146">
            <text:p text:style-name="P147">TOTALES:</text:p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  <text:p text:style-name="P160"/>
            <text:p text:style-name="P161"/>
            <text:p text:style-name="P162"/>
            <text:p text:style-name="P163"><text:s text:c="6"/></text:p>
            <text:p text:style-name="P164"/>
            <text:p text:style-name="P165">2,694.00</text:p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  <text:p text:style-name="P176"/>
            <text:p text:style-name="P177"/>
            <text:p text:style-name="P178"/>
            <text:p text:style-name="P179"/>
            <text:p text:style-name="P180"/>
            <text:p text:style-name="P181"><text:s/></text:p>
            <text:p text:style-name="P182">1,966,17</text:p>
            <text:p text:style-name="P183"/>
          </table:table-cell>
        </table:table-row>
      </table:table>
      <text:p text:style-name="P184"/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justify" fo:line-height="150%"/>
      <style:text-properties style:font-size-complex="10pt" style:rfc-language-tag="es-ES_tradnl" fo:language="es" style:language-complex="ar" style:country-complex="SA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/>
      <style:text-properties fo:font-weight="bold" style:font-weight-asian="bold" style:font-size-complex="10pt" style:language-complex="ar" style:country-complex="SA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 fo:margin-left="0.85in">
        <style:tab-stops/>
      </style:paragraph-properties>
      <style:text-properties style:font-name="Tahoma" style:font-name-asian="Tahoma" style:font-name-complex="Tahoma" fo:font-weight="bold" style:font-weight-asian="bold" style:font-weight-complex="bold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he" style:country-complex="I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10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complex="ar" style:country-complex="SA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style:language-complex="ar" style:country-complex="SA" fo:hyphenate="false"/>
    </style:style>
    <style:style style:name="Textbodyindent" style:display-name="Text body indent" style:family="paragraph" style:parent-style-name="Standard">
      <style:paragraph-properties fo:text-align="justify" fo:margin-left="0.9833in">
        <style:tab-stops/>
      </style:paragraph-properties>
      <style:text-properties style:font-size-complex="10pt" style:language-complex="ar" style:country-complex="SA" fo:hyphenate="false"/>
    </style:style>
    <style:style style:name="Piedepágina" style:display-name="Pie de página" style:family="paragraph" style:parent-style-name="Standard">
      <style:paragraph-properties fo:margin-right="0.25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complex="ar" style:country-complex="SA" fo:hyphenate="false"/>
    </style:style>
    <style:style style:name="Sangría2det.independiente1" style:display-name="Sangría 2 de t. independiente1" style:family="paragraph" style:parent-style-name="Standard">
      <style:paragraph-properties fo:text-align="justify" fo:margin-left="0.2333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10pt" style:font-size-asian="10pt" style:rfc-language-tag="es-ES_tradnl" fo:language="e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Fuentedepárrafopredeter.1" style:display-name="Fuente de párrafo predeter.1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.1812in" fo:margin-bottom="0.12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nuncia ante la Inspección de Trabajo y Seguridad Social</dc:title>
    <dc:subject/>
    <meta:initial-creator>Confederal CGT</meta:initial-creator>
    <dc:creator>Ysabel Herasme</dc:creator>
    <meta:creation-date>2019-12-17T23:00:00Z</meta:creation-date>
    <dc:date>2019-12-19T22:03:00Z</dc:date>
    <meta:print-date>2007-03-15T12:42:00Z</meta:print-date>
    <meta:template xlink:href="Normal" xlink:type="simple"/>
    <meta:editing-cycles>4</meta:editing-cycles>
    <meta:editing-duration>PT1620S</meta:editing-duration>
    <meta:document-statistic meta:page-count="1" meta:paragraph-count="7" meta:word-count="542" meta:character-count="3517" meta:row-count="24" meta:non-whitespace-character-count="2982"/>
  </office:meta>
</office:document-meta>
</file>